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600000166A35ED0ED.png" manifest:media-type="image/png"/>
  <manifest:file-entry manifest:full-path="Pictures/1000000000000624000005247D5DF8B5.png" manifest:media-type="image/png"/>
  <manifest:file-entry manifest:full-path="Pictures/10000000000005B8000000EA8BB4FF7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000000" loext:decorative="false"/>
    </style:style>
    <style:style style:name="gr3" style:family="graphic" style:parent-style-name="standard">
      <style:graphic-properties draw:stroke="none" draw:fill="solid" draw:fill-color="#2b54cd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5" style:family="graphic" style:parent-style-name="standard">
      <style:graphic-properties draw:stroke="none" draw:fill="solid" draw:fill-color="#e5573d" loext:decorative="false"/>
    </style:style>
    <style:style style:name="gr6" style:family="graphic" style:parent-style-name="standard">
      <style:graphic-properties draw:stroke="none" draw:fill="solid" draw:fill-color="#ffff00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2b54cd"/>
    </style:style>
    <style:style style:name="P4" style:family="paragraph">
      <loext:graphic-properties draw:fill="none"/>
    </style:style>
    <style:style style:name="P5" style:family="paragraph">
      <loext:graphic-properties draw:fill="solid" draw:fill-color="#e5573d"/>
    </style:style>
    <style:style style:name="P6" style:family="paragraph">
      <loext:graphic-properties draw:fill="solid" draw:fill-color="#ffff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003cm" svg:height="27.511cm" svg:x="0cm" svg:y="0cm" svg:viewBox="0 0 25004 27512" draw:points="0,27512 25004,27512 25004,0 0,0">
          <text:p/>
        </draw:polygon>
        <draw:polygon draw:style-name="gr2" draw:text-style-name="P2" draw:layer="layout" svg:width="25.003cm" svg:height="27.511cm" svg:x="0cm" svg:y="0cm" svg:viewBox="0 0 25004 27512" draw:points="0,27512 25004,27512 25004,0 0,0">
          <text:p/>
        </draw:polygon>
        <draw:polygon draw:style-name="gr3" draw:text-style-name="P3" draw:layer="layout" svg:width="24.712cm" svg:height="4.576cm" svg:x="0.291cm" svg:y="0cm" svg:viewBox="0 0 24713 4577" draw:points="0,4577 24713,4577 24713,0 0,0">
          <text:p/>
        </draw:polygon>
        <draw:polygon draw:style-name="gr2" draw:text-style-name="P2" draw:layer="layout" svg:width="18.892cm" svg:height="0.899cm" svg:x="6.111cm" svg:y="20.713cm" svg:viewBox="0 0 18893 900" draw:points="0,900 18893,900 18893,0 0,0">
          <text:p/>
        </draw:polygon>
        <draw:polygon draw:style-name="gr1" draw:text-style-name="P1" draw:layer="layout" svg:width="0.343cm" svg:height="27.511cm" svg:x="0cm" svg:y="0cm" svg:viewBox="0 0 344 27512" draw:points="0,27512 344,27512 344,0 0,0">
          <text:p/>
        </draw:polygon>
        <draw:frame draw:style-name="gr4" draw:text-style-name="P4" draw:layer="layout" svg:width="18.361cm" svg:height="2.935cm" svg:x="6.35cm" svg:y="0.529cm">
          <draw:image xlink:href="Pictures/10000000000005B8000000EA8BB4FF71.png" xlink:type="simple" xlink:show="embed" xlink:actuate="onLoad" draw:mime-type="image/png">
            <text:p/>
          </draw:image>
        </draw:frame>
        <draw:frame draw:style-name="gr4" draw:text-style-name="P4" draw:layer="layout" svg:width="18.361cm" svg:height="15.368cm" svg:x="6.35cm" svg:y="4.577cm">
          <draw:image xlink:href="Pictures/1000000000000624000005247D5DF8B5.png" xlink:type="simple" xlink:show="embed" xlink:actuate="onLoad" draw:mime-type="image/png">
            <text:p/>
          </draw:image>
        </draw:frame>
        <draw:polygon draw:style-name="gr5" draw:text-style-name="P5" draw:layer="layout" svg:width="24.712cm" svg:height="1.402cm" svg:x="0.291cm" svg:y="20.977cm" svg:viewBox="0 0 24713 1403" draw:points="0,1403 24713,1403 24713,0 0,0">
          <text:p/>
        </draw:polygon>
        <draw:frame draw:style-name="gr4" draw:text-style-name="P4" draw:layer="layout" svg:width="18.361cm" svg:height="9.258cm" svg:x="6.35cm" svg:y="19.576cm">
          <draw:image xlink:href="Pictures/10000000000002C600000166A35ED0ED.png" xlink:type="simple" xlink:show="embed" xlink:actuate="onLoad" draw:mime-type="image/png">
            <text:p/>
          </draw:image>
        </draw:frame>
        <draw:polygon draw:style-name="gr6" draw:text-style-name="P6" draw:layer="layout" svg:width="24.712cm" svg:height="0.503cm" svg:x="0.291cm" svg:y="20.422cm" svg:viewBox="0 0 24713 504" draw:points="0,504 24713,504 24713,0 0,0">
          <text:p/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003cm" fo:page-height="27.5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2T16:39:51.266361001</dc:date>
    <meta:editing-duration>PT3M8S</meta:editing-duration>
    <meta:editing-cycles>1</meta:editing-cycles>
    <meta:document-statistic meta:object-count="10"/>
    <meta:generator>LibreOffice/24.8.5.2$Linux_X86_64 LibreOffice_project/480$Build-2</meta:generator>
  </office:meta>
</office:document-meta>
</file>